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background-color="#ffff00"/>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Text_20_body" style:list-style-name="L15"/>
    <style:style style:name="P17" style:family="paragraph" style:parent-style-name="Text_20_body" style:list-style-name="L16"/>
    <style:style style:name="P18" style:family="paragraph" style:parent-style-name="Text_20_body" style:list-style-name="L17"/>
    <style:style style:name="P19" style:family="paragraph" style:parent-style-name="Text_20_body" style:list-style-name="L18"/>
    <style:style style:name="P20" style:family="paragraph" style:parent-style-name="Text_20_body" style:list-style-name="L19"/>
    <style:style style:name="P21" style:family="paragraph" style:parent-style-name="Text_20_body" style:list-style-name="L20"/>
    <style:style style:name="P22" style:family="paragraph" style:parent-style-name="Text_20_body" style:list-style-name="L21"/>
    <style:style style:name="P23" style:family="paragraph" style:parent-style-name="Text_20_body" style:list-style-name="L22"/>
    <style:style style:name="P24" style:family="paragraph" style:parent-style-name="Text_20_body" style:list-style-name="L23"/>
    <style:style style:name="P25" style:family="paragraph" style:parent-style-name="Text_20_body" style:list-style-name="L24"/>
    <style:style style:name="P26" style:family="paragraph" style:parent-style-name="Text_20_body" style:list-style-name="L25"/>
    <style:style style:name="P27" style:family="paragraph" style:parent-style-name="Text_20_body" style:list-style-name="L26"/>
    <style:style style:name="P28" style:family="paragraph" style:parent-style-name="Text_20_body" style:list-style-name="L27"/>
    <style:style style:name="P29" style:family="paragraph" style:parent-style-name="Text_20_body" style:list-style-name="L28"/>
    <style:style style:name="P30" style:family="paragraph" style:parent-style-name="Text_20_body" style:list-style-name="L1">
      <style:paragraph-properties fo:margin-top="0in" fo:margin-bottom="0in"/>
    </style:style>
    <style:style style:name="P31" style:family="paragraph" style:parent-style-name="Text_20_body" style:list-style-name="L2">
      <style:paragraph-properties fo:margin-top="0in" fo:margin-bottom="0in"/>
    </style:style>
    <style:style style:name="P32" style:family="paragraph" style:parent-style-name="Text_20_body" style:list-style-name="L3">
      <style:paragraph-properties fo:margin-top="0in" fo:margin-bottom="0in"/>
    </style:style>
    <style:style style:name="P33" style:family="paragraph" style:parent-style-name="Text_20_body" style:list-style-name="L4">
      <style:paragraph-properties fo:margin-top="0in" fo:margin-bottom="0in"/>
    </style:style>
    <style:style style:name="P34" style:family="paragraph" style:parent-style-name="Text_20_body" style:list-style-name="L5">
      <style:paragraph-properties fo:margin-top="0in" fo:margin-bottom="0in"/>
    </style:style>
    <style:style style:name="P35" style:family="paragraph" style:parent-style-name="Text_20_body" style:list-style-name="L6">
      <style:paragraph-properties fo:margin-top="0in" fo:margin-bottom="0in"/>
    </style:style>
    <style:style style:name="P36" style:family="paragraph" style:parent-style-name="Text_20_body" style:list-style-name="L7">
      <style:paragraph-properties fo:margin-top="0in" fo:margin-bottom="0in"/>
    </style:style>
    <style:style style:name="P37" style:family="paragraph" style:parent-style-name="Text_20_body" style:list-style-name="L8">
      <style:paragraph-properties fo:margin-top="0in" fo:margin-bottom="0in"/>
    </style:style>
    <style:style style:name="P38" style:family="paragraph" style:parent-style-name="Text_20_body" style:list-style-name="L9">
      <style:paragraph-properties fo:margin-top="0in" fo:margin-bottom="0in"/>
    </style:style>
    <style:style style:name="P39" style:family="paragraph" style:parent-style-name="Text_20_body" style:list-style-name="L10">
      <style:paragraph-properties fo:margin-top="0in" fo:margin-bottom="0in"/>
    </style:style>
    <style:style style:name="P40" style:family="paragraph" style:parent-style-name="Text_20_body" style:list-style-name="L11">
      <style:paragraph-properties fo:margin-top="0in" fo:margin-bottom="0in"/>
    </style:style>
    <style:style style:name="P41" style:family="paragraph" style:parent-style-name="Text_20_body" style:list-style-name="L12">
      <style:paragraph-properties fo:margin-top="0in" fo:margin-bottom="0in"/>
    </style:style>
    <style:style style:name="P42" style:family="paragraph" style:parent-style-name="Text_20_body" style:list-style-name="L13">
      <style:paragraph-properties fo:margin-top="0in" fo:margin-bottom="0in"/>
    </style:style>
    <style:style style:name="P43" style:family="paragraph" style:parent-style-name="Text_20_body" style:list-style-name="L14">
      <style:paragraph-properties fo:margin-top="0in" fo:margin-bottom="0in"/>
    </style:style>
    <style:style style:name="P44" style:family="paragraph" style:parent-style-name="Text_20_body" style:list-style-name="L15">
      <style:paragraph-properties fo:margin-top="0in" fo:margin-bottom="0in"/>
    </style:style>
    <style:style style:name="P45" style:family="paragraph" style:parent-style-name="Text_20_body" style:list-style-name="L16">
      <style:paragraph-properties fo:margin-top="0in" fo:margin-bottom="0in"/>
    </style:style>
    <style:style style:name="P46" style:family="paragraph" style:parent-style-name="Text_20_body" style:list-style-name="L17">
      <style:paragraph-properties fo:margin-top="0in" fo:margin-bottom="0in"/>
    </style:style>
    <style:style style:name="P47" style:family="paragraph" style:parent-style-name="Text_20_body" style:list-style-name="L18">
      <style:paragraph-properties fo:margin-top="0in" fo:margin-bottom="0in"/>
    </style:style>
    <style:style style:name="P48" style:family="paragraph" style:parent-style-name="Text_20_body" style:list-style-name="L19">
      <style:paragraph-properties fo:margin-top="0in" fo:margin-bottom="0in"/>
    </style:style>
    <style:style style:name="P49" style:family="paragraph" style:parent-style-name="Text_20_body" style:list-style-name="L20">
      <style:paragraph-properties fo:margin-top="0in" fo:margin-bottom="0in"/>
    </style:style>
    <style:style style:name="P50" style:family="paragraph" style:parent-style-name="Text_20_body" style:list-style-name="L21">
      <style:paragraph-properties fo:margin-top="0in" fo:margin-bottom="0in"/>
    </style:style>
    <style:style style:name="P51" style:family="paragraph" style:parent-style-name="Text_20_body" style:list-style-name="L22">
      <style:paragraph-properties fo:margin-top="0in" fo:margin-bottom="0in"/>
    </style:style>
    <style:style style:name="P52" style:family="paragraph" style:parent-style-name="Text_20_body" style:list-style-name="L23">
      <style:paragraph-properties fo:margin-top="0in" fo:margin-bottom="0in"/>
    </style:style>
    <style:style style:name="P53" style:family="paragraph" style:parent-style-name="Text_20_body" style:list-style-name="L24">
      <style:paragraph-properties fo:margin-top="0in" fo:margin-bottom="0in"/>
    </style:style>
    <style:style style:name="P54" style:family="paragraph" style:parent-style-name="Text_20_body" style:list-style-name="L25">
      <style:paragraph-properties fo:margin-top="0in" fo:margin-bottom="0in"/>
    </style:style>
    <style:style style:name="P55" style:family="paragraph" style:parent-style-name="Text_20_body" style:list-style-name="L26">
      <style:paragraph-properties fo:margin-top="0in" fo:margin-bottom="0in"/>
    </style:style>
    <style:style style:name="P56" style:family="paragraph" style:parent-style-name="Text_20_body" style:list-style-name="L27">
      <style:paragraph-properties fo:margin-top="0in" fo:margin-bottom="0in"/>
    </style:style>
    <style:style style:name="P57" style:family="paragraph" style:parent-style-name="Text_20_body" style:list-style-name="L28">
      <style:paragraph-properties fo:margin-top="0in" fo:margin-bottom="0in"/>
    </style:style>
    <style:style style:name="T1" style:family="text">
      <style:text-properties fo:background-color="#ffff00"/>
    </style:style>
    <style:style style:name="fr1"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Heading_20_3" text:outline-level="3"><text:span text:style-name="Strong_20_Emphasis">Nominal and Ordinal Data <text:s text:c="2"/>Discrete Continuous Data</text:span></text:h>
      <text:h text:style-name="Heading_20_3" text:outline-level="3"><text:span text:style-name="Strong_20_Emphasis">Interval Scale <text:s text:c="2"/>Ratio Scale</text:span></text:h>
      <text:h text:style-name="Heading_20_3" text:outline-level="3"><text:span text:style-name="Strong_20_Emphasis">Z-Score</text:span></text:h>
      <text:h text:style-name="Heading_20_3" text:outline-level="3"><text:span text:style-name="Strong_20_Emphasis">Skewness <text:s text:c="2"/></text:span><text:span text:style-name="Strong_20_Emphasis">Kurtosis</text:span></text:h>
      <text:p text:style-name="Standard"/>
      <text:p text:style-name="Standard"/>
      <text:p text:style-name="Text_20_body">In categorical data, <text:span text:style-name="Strong_20_Emphasis">nominal</text:span> and <text:span text:style-name="Strong_20_Emphasis">ordinal</text:span> are two types of scales used to classify data based on the nature of categories:</text:p>
      <text:list xml:id="list4261953429894025683" text:style-name="L1">
        <text:list-item>
          <text:p text:style-name="P2"><text:span text:style-name="Strong_20_Emphasis">Nominal Data</text:span>:</text:p>
          <text:list>
            <text:list-item>
              <text:p text:style-name="P30"><text:span text:style-name="Strong_20_Emphasis">Definition</text:span>: Nominal data are categorical values with no inherent order or ranking. Each category is simply a label that represents a distinct group, but there’s no meaningful way to arrange them in an order.</text:p>
            </text:list-item>
            <text:list-item>
              <text:p text:style-name="P30"><text:span text:style-name="Strong_20_Emphasis">Example</text:span>: Colors of cars (e.g., Red, Blue, Green) or types of pets (e.g., Dog, Cat, Bird). Here, "Red" is just different from "Blue" but not "better" or "worse" or in any specific order compared to the other colors.</text:p>
            </text:list-item>
          </text:list>
        </text:list-item>
        <text:list-item>
          <text:p text:style-name="P2"><text:span text:style-name="Strong_20_Emphasis">Ordinal Data</text:span>:</text:p>
          <text:list>
            <text:list-item>
              <text:p text:style-name="P30"><text:span text:style-name="Strong_20_Emphasis">Definition</text:span>: Ordinal data are categorical values with a meaningful order or ranking. While the categories can be arranged in a specific sequence, the intervals between them aren’t necessarily equal or quantifiable.</text:p>
            </text:list-item>
            <text:list-item>
              <text:p text:style-name="P2"><text:span text:style-name="Strong_20_Emphasis">Example</text:span>: Ratings (e.g., Poor, Fair, Good, Excellent) or size (e.g., Small, Medium, Large). Here, "Excellent" is better than "Good," which is better than "Fair," and so on. However, the gap between "Poor" and "Fair" isn’t necessarily the same as between "Good" and "Excellent."</text:p>
            </text:list-item>
          </text:list>
        </text:list-item>
      </text:list>
      <text:h text:style-name="Heading_20_3" text:outline-level="3">Quick Summary with Example</text:h>
      <text:list xml:id="list5472307039243806080" text:style-name="L2">
        <text:list-item>
          <text:p text:style-name="P31"><text:span text:style-name="Strong_20_Emphasis">Nominal</text:span>: Categories with no order (e.g., Ice Cream Flavors: Vanilla, Chocolate, Strawberry).</text:p>
        </text:list-item>
        <text:list-item>
          <text:p text:style-name="P3"><text:span text:style-name="Strong_20_Emphasis">Ordinal</text:span>: Categories with an order but unequal intervals (e.g., Education Levels: High School, Bachelor's, Master's, PhD).</text:p>
        </text:list-item>
      </text:list>
      <text:p text:style-name="Text_20_body">In short:</text:p>
      <text:list xml:id="list8073111608054423474" text:style-name="L3">
        <text:list-item>
          <text:p text:style-name="P32">Nominal = "Names" with no order</text:p>
        </text:list-item>
        <text:list-item>
          <text:p text:style-name="P4">Ordinal = "Order"</text:p>
        </text:list-item>
      </text:list>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In quantitative data, <text:span text:style-name="Strong_20_Emphasis">continuous</text:span> and <text:span text:style-name="Strong_20_Emphasis">discrete</text:span> are two types of data used to represent numerical values, each with distinct characteristics:</text:p>
      <text:h text:style-name="Heading_20_3" text:outline-level="3">1. <text:span text:style-name="Strong_20_Emphasis">Discrete Data</text:span></text:h>
      <text:list xml:id="list7857192598472127920" text:style-name="L4">
        <text:list-item>
          <text:p text:style-name="P33"><text:span text:style-name="Strong_20_Emphasis">Definition</text:span>: Discrete data consist of distinct, separate values. They are countable in a finite amount of time and usually represent whole numbers.</text:p>
        </text:list-item>
        <text:list-item>
          <text:p text:style-name="P33"><text:span text:style-name="Strong_20_Emphasis">Characteristics</text:span>:</text:p>
          <text:list>
            <text:list-item>
              <text:p text:style-name="P33">Only specific values (often integers).</text:p>
            </text:list-item>
            <text:list-item>
              <text:p text:style-name="P33">No values exist between these points.</text:p>
            </text:list-item>
          </text:list>
        </text:list-item>
        <text:list-item>
          <text:p text:style-name="P33"><text:span text:style-name="Strong_20_Emphasis">Example</text:span>:</text:p>
          <text:list>
            <text:list-item>
              <text:p text:style-name="P33"><text:span text:style-name="Strong_20_Emphasis">Number of children</text:span> in a family (0, 1, 2, 3, etc.)—you can’t have 2.5 children.</text:p>
            </text:list-item>
            <text:list-item>
              <text:p text:style-name="P5"><text:span text:style-name="Strong_20_Emphasis">Number of cars</text:span> owned (1, 2, 3, etc.)—you can’t own a fraction of a car.</text:p>
            </text:list-item>
          </text:list>
        </text:list-item>
      </text:list>
      <text:h text:style-name="Heading_20_3" text:outline-level="3">2. <text:span text:style-name="Strong_20_Emphasis">Continuous Data</text:span></text:h>
      <text:list xml:id="list8397721849706647758" text:style-name="L5">
        <text:list-item>
          <text:p text:style-name="P34"><text:span text:style-name="Strong_20_Emphasis">Definition</text:span>: Continuous data can take any value within a range. They are measurable rather than countable and can include fractions and decimals.</text:p>
        </text:list-item>
        <text:list-item>
          <text:p text:style-name="P34"><text:span text:style-name="Strong_20_Emphasis">Characteristics</text:span>:</text:p>
          <text:list>
            <text:list-item>
              <text:p text:style-name="P34">Infinite possibilities within a given range.</text:p>
            </text:list-item>
            <text:list-item>
              <text:p text:style-name="P34">Can include decimals and fractions.</text:p>
            </text:list-item>
          </text:list>
        </text:list-item>
        <text:list-item>
          <text:p text:style-name="P34"><text:span text:style-name="Strong_20_Emphasis">Example</text:span>:</text:p>
          <text:list>
            <text:list-item>
              <text:p text:style-name="P34"><text:span text:style-name="Strong_20_Emphasis">Height of a person</text:span> (e.g., 170.5 cm, 182.2 cm)—there’s a theoretically infinite number of possible values within a range.</text:p>
            </text:list-item>
            <text:list-item>
              <text:p text:style-name="P6"><text:span text:style-name="Strong_20_Emphasis">Temperature</text:span> (e.g., 98.6°F, 99.2°F)—temperature can vary in small increments without restriction.</text:p>
            </text:list-item>
          </text:list>
        </text:list-item>
      </text:list>
      <text:h text:style-name="Heading_20_3" text:outline-level="3">Quick Summary with Examples</text:h>
      <text:list xml:id="list701106491038536175" text:style-name="L6">
        <text:list-item>
          <text:p text:style-name="P35"><text:span text:style-name="Strong_20_Emphasis">Discrete Data</text:span>: Countable, finite values (e.g., Number of students in a classroom: 20, 21, 22).</text:p>
        </text:list-item>
        <text:list-item>
          <text:p text:style-name="P7"><text:span text:style-name="Strong_20_Emphasis">Continuous Data</text:span>: Measurable, infinite possibilities within a range (e.g., Weight of an apple: 150.3 grams, 150.4 grams).</text:p>
        </text:list-item>
      </text:list>
      <text:p text:style-name="Text_20_body">In short:</text:p>
      <text:list xml:id="list6489660847416406153" text:style-name="L7">
        <text:list-item>
          <text:p text:style-name="P36"><text:span text:style-name="Strong_20_Emphasis">Discrete</text:span> = Counts (whole numbers, fixed steps)</text:p>
        </text:list-item>
        <text:list-item>
          <text:p text:style-name="P8"><text:span text:style-name="Strong_20_Emphasis">Continuous</text:span> = Measurements (infinite precision, can be fractions or decimals)</text:p>
        </text:list-item>
      </text:list>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In quantitative data, <text:span text:style-name="Strong_20_Emphasis">interval</text:span> and <text:span text:style-name="Strong_20_Emphasis">ratio</text:span> are two types of measurement scales that provide different levels of information:</text:p>
      <text:h text:style-name="Heading_20_3" text:outline-level="3">1. <text:span text:style-name="Strong_20_Emphasis">Interval Scale</text:span></text:h>
      <text:list xml:id="list4592781570206304475" text:style-name="L8">
        <text:list-item>
          <text:p text:style-name="P37"><text:span text:style-name="Strong_20_Emphasis">Definition</text:span>: Interval data have ordered values with meaningful and equal intervals between them, but they lack a true zero point (a point where "none" or "absence" of the quantity is represented). This means you can add and subtract values, but you can’t multiply or divide to get meaningful ratios.</text:p>
        </text:list-item>
        <text:list-item>
          <text:p text:style-name="P37"><text:span text:style-name="Strong_20_Emphasis">Characteristics</text:span>:</text:p>
          <text:list>
            <text:list-item>
              <text:p text:style-name="P37">Equal intervals between values.</text:p>
            </text:list-item>
            <text:list-item>
              <text:p text:style-name="P37">No true zero, so values can't be meaningfully multiplied or divided.</text:p>
            </text:list-item>
          </text:list>
        </text:list-item>
        <text:list-item>
          <text:p text:style-name="P37"><text:span text:style-name="Strong_20_Emphasis">Example</text:span>:</text:p>
          <text:list>
            <text:list-item>
              <text:p text:style-name="P37"><text:span text:style-name="Strong_20_Emphasis">Temperature in Celsius or Fahrenheit</text:span>: The difference between 20°C and 30°C is the same as between 30°C and 40°C (a 10-degree interval), but 0°C doesn’t represent the complete absence of temperature.</text:p>
            </text:list-item>
            <text:list-item>
              <text:p text:style-name="P9"><text:span text:style-name="Strong_20_Emphasis">Calendar Years</text:span>: The difference between 2000 and 2010 is the same interval as between 2010 and 2020, but there’s no "year zero" that means “no time has passed.”</text:p>
            </text:list-item>
          </text:list>
        </text:list-item>
      </text:list>
      <text:h text:style-name="Heading_20_3" text:outline-level="3">2. <text:span text:style-name="Strong_20_Emphasis">Ratio Scale</text:span></text:h>
      <text:list xml:id="list1269568261534127652" text:style-name="L9">
        <text:list-item>
          <text:p text:style-name="P38"><text:span text:style-name="Strong_20_Emphasis">Definition</text:span>: Ratio data have ordered values with meaningful and equal intervals and, unlike interval data, they have a true zero point. This allows for meaningful comparison of ratios between values, so you can multiply, divide, add, and subtract with ratio data.</text:p>
        </text:list-item>
        <text:list-item>
          <text:p text:style-name="P38"><text:span text:style-name="Strong_20_Emphasis">Characteristics</text:span>:</text:p>
          <text:list>
            <text:list-item>
              <text:p text:style-name="P38">Equal intervals between values.</text:p>
            </text:list-item>
            <text:list-item>
              <text:p text:style-name="P38">True zero point, so values can be meaningfully multiplied or divided.</text:p>
            </text:list-item>
          </text:list>
        </text:list-item>
        <text:list-item>
          <text:p text:style-name="P38"><text:span text:style-name="Strong_20_Emphasis">Example</text:span>:</text:p>
          <text:list>
            <text:list-item>
              <text:p text:style-name="P38"><text:span text:style-name="Strong_20_Emphasis">Height</text:span>: A height of 0 cm represents the complete absence of height. A person who is 180 cm is twice as tall as someone who is 90 cm.</text:p>
            </text:list-item>
            <text:list-item>
              <text:p text:style-name="P38"><text:span text:style-name="Strong_20_Emphasis">Weight</text:span>: A weight of 0 kg means no weight, and 60 kg is twice as heavy as 30 kg.</text:p>
            </text:list-item>
            <text:list-item>
              <text:p text:style-name="P10"><text:span text:style-name="Strong_20_Emphasis">Distance</text:span>: A distance of 0 meters means no distance, and 100 meters is twice as long as 50 meters.</text:p>
            </text:list-item>
          </text:list>
        </text:list-item>
      </text:list>
      <text:h text:style-name="Heading_20_3" text:outline-level="3">Quick Summary with Examples</text:h>
      <text:list xml:id="list4852852678598425908" text:style-name="L10">
        <text:list-item>
          <text:p text:style-name="P39"><text:span text:style-name="Strong_20_Emphasis">Interval Scale</text:span>: Ordered with equal intervals, no true zero (e.g., Temperature in Celsius, <text:soft-page-break/>Calendar Years).</text:p>
        </text:list-item>
        <text:list-item>
          <text:p text:style-name="P11"><text:span text:style-name="Strong_20_Emphasis">Ratio Scale</text:span>: Ordered with equal intervals, true zero allows for meaningful ratios (e.g., Height, Weight, Distance).</text:p>
        </text:list-item>
      </text:list>
      <text:p text:style-name="Text_20_body">In summary:</text:p>
      <text:list xml:id="list4912359413071039477" text:style-name="L11">
        <text:list-item>
          <text:p text:style-name="P40"><text:span text:style-name="Strong_20_Emphasis">Interval</text:span> = Equal intervals, no true zero (no ratios, only differences).</text:p>
        </text:list-item>
        <text:list-item>
          <text:p text:style-name="P12"><text:span text:style-name="Strong_20_Emphasis">Ratio</text:span> = Equal intervals, true zero (differences and ratios are meaningful).</text:p>
        </text:list-item>
      </text:list>
      <text:p text:style-name="Standard"/>
      <text:p text:style-name="Standard"/>
      <text:p text:style-name="Standard"/>
      <text:p text:style-name="Text_20_body">You’re absolutely right in pointing out that "equal intervals" might sound confusing when discussing <text:span text:style-name="Strong_20_Emphasis">ratio scales</text:span>. The term “equal intervals” here simply means that the difference between any two successive units on the scale is the same, similar to interval scales. But, in a <text:span text:style-name="Strong_20_Emphasis">ratio scale</text:span>, equal intervals alone are not sufficient for it to be a ratio scale; the true distinguishing factor is the <text:span text:style-name="Strong_20_Emphasis">true zero point</text:span>, which allows for meaningful ratios.</text:p>
      <text:h text:style-name="Heading_20_3" text:outline-level="3">Why "Equal Intervals"?</text:h>
      <text:p text:style-name="Text_20_body">In ratio scales:</text:p>
      <text:list xml:id="list3315757140865831582" text:style-name="L12">
        <text:list-item>
          <text:p text:style-name="P41"><text:span text:style-name="Strong_20_Emphasis">Equal intervals</text:span> ensure that measurements are consistent, allowing for meaningful comparisons of size and distance. For example, in a weight scale, the interval between 1 kg and 2 kg is the same as between 3 kg and 4 kg.</text:p>
        </text:list-item>
        <text:list-item>
          <text:p text:style-name="P13"><text:span text:style-name="Strong_20_Emphasis">True zero</text:span> allows the intervals to have a starting point at "nothing" or "none of the quantity," making it meaningful to say that one value is, for instance, twice or half as much as another.</text:p>
        </text:list-item>
      </text:list>
      <text:h text:style-name="Heading_20_3" text:outline-level="3">Key Aspect of Ratio Scales</text:h>
      <text:p text:style-name="Text_20_body">While equal intervals provide structure, the <text:span text:style-name="Strong_20_Emphasis">true zero</text:span> is what makes it possible to make multiplicative comparisons (ratios) between values. For instance:</text:p>
      <text:list xml:id="list9124161473463725582" text:style-name="L13">
        <text:list-item>
          <text:p text:style-name="P42"><text:span text:style-name="Strong_20_Emphasis">Height</text:span>: A height of 0 cm indicates the absence of height. Hence, a height of 180 cm is indeed twice as tall as 90 cm.</text:p>
        </text:list-item>
        <text:list-item>
          <text:p text:style-name="P14"><text:span text:style-name="Strong_20_Emphasis">Weight</text:span>: With a true zero at 0 kg, 60 kg is twice as heavy as 30 kg.</text:p>
        </text:list-item>
      </text:list>
      <text:h text:style-name="Heading_20_3" text:outline-level="3">Why It Differs from Interval Scales</text:h>
      <text:p text:style-name="Text_20_body">In <text:span text:style-name="Strong_20_Emphasis">interval scales</text:span>, we also have equal intervals, but no true zero. So, while we can say that one temperature is 10 degrees warmer than another, we can’t say that 20°C is "twice as warm" as 10°C, because 0°C doesn’t represent the absence of temperature.</text:p>
      <text:h text:style-name="Heading_20_3" text:outline-level="3">Summary</text:h>
      <text:p text:style-name="Text_20_body">In short, "equal intervals" ensures consistent measurement, but <text:span text:style-name="Strong_20_Emphasis">a true zero</text:span> is what makes the <text:span text:style-name="Strong_20_Emphasis">ratios</text:span> meaningful. This is why we consider <text:span text:style-name="Strong_20_Emphasis">ratio scales</text:span> unique: they combine equal intervals with a true zero point, enabling both additive and multiplicative comparisons.</text:p>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In data science, the <text:span text:style-name="Strong_20_Emphasis">z-score</text:span> (also known as the <text:span text:style-name="Strong_20_Emphasis">standard score</text:span>) is a measure of how many standard deviations a data point is from the mean of a dataset. It’s a way to standardize data points, allowing us to compare values within a dataset, or even across different datasets, by assessing their relative positions.</text:p>
      <text:h text:style-name="Heading_20_3" text:outline-level="3">1. <text:span text:style-name="Strong_20_Emphasis">Definition of Z-Score</text:span></text:h>
      <text:p text:style-name="Text_20_body">The z-score of a data point xxx is calculated as:</text:p>
      <text:p text:style-name="Standard"/>
      <text:p text:style-name="Standard"><draw:frame draw:style-name="fr1" draw:name="Object1" text:anchor-type="as-char" svg:y="-0.2437in" svg:width="0.7154in" svg:height="0.3929in" draw:z-index="0"><draw:object xlink:href="./Object 1" xlink:type="simple" xlink:show="embed" xlink:actuate="onLoad"/><draw:image xlink:href="./ObjectReplacements/Object 1" xlink:type="simple" xlink:show="embed" xlink:actuate="onLoad"/></draw:frame></text:p>
      <text:p text:style-name="Standard"/>
      <text:p text:style-name="Text_20_body">where:</text:p>
      <text:list xml:id="list2909961844800325931" text:style-name="L14">
        <text:list-item>
          <text:p text:style-name="P43">x is the data point.</text:p>
        </text:list-item>
        <text:list-item>
          <text:p text:style-name="P43">μ is the mean of the dataset.</text:p>
        </text:list-item>
        <text:list-item>
          <text:p text:style-name="P15">Sigma σ is the standard deviation of the dataset.</text:p>
        </text:list-item>
      </text:list>
      <text:p text:style-name="Standard"/>
      <text:h text:style-name="Heading_20_3" text:outline-level="3">2. <text:span text:style-name="Strong_20_Emphasis">Meaning of the Z-Score in a Dataset</text:span></text:h>
      <text:list xml:id="list3692721766193531707" text:style-name="L15">
        <text:list-item>
          <text:p text:style-name="P44"><text:span text:style-name="Strong_20_Emphasis">Standardization</text:span>: The z-score tells us how much a particular data point deviates from the mean in terms of standard deviations.</text:p>
          <text:list>
            <text:list-item>
              <text:p text:style-name="P44">A z-score of <text:span text:style-name="Strong_20_Emphasis">0</text:span> means the data point is exactly at the mean.</text:p>
            </text:list-item>
            <text:list-item>
              <text:p text:style-name="P44">A <text:span text:style-name="Strong_20_Emphasis">positive z-score</text:span> indicates the data point is above the mean.</text:p>
            </text:list-item>
            <text:list-item>
              <text:p text:style-name="P44">A <text:span text:style-name="Strong_20_Emphasis">negative z-score</text:span> indicates the data point is below the mean.</text:p>
            </text:list-item>
          </text:list>
        </text:list-item>
        <text:list-item>
          <text:p text:style-name="P44"><text:span text:style-name="Strong_20_Emphasis">Relative Position</text:span>: By using z-scores, we can understand the position of a data point relative to others. For example, a z-score of +2 means the point is two standard deviations above the mean, which would often indicate it is quite high in the distribution.</text:p>
        </text:list-item>
        <text:list-item>
          <text:p text:style-name="P16"><text:span text:style-name="Strong_20_Emphasis">Outliers</text:span>: Z-scores also help in identifying outliers. Commonly, a z-score beyond ±3 is considered an outlier, as it implies the data point is unusually far from the mean (assuming a normal distribution).</text:p>
        </text:list-item>
      </text:list>
      <text:h text:style-name="Heading_20_3" text:outline-level="3">3. <text:span text:style-name="Strong_20_Emphasis">Usage of Z-Score in Data Science</text:span></text:h>
      <text:list xml:id="list4302967591367397485" text:style-name="L16">
        <text:list-item>
          <text:p text:style-name="P45"><text:span text:style-name="Strong_20_Emphasis">Standardizing Data</text:span>: Z-scores are used to normalize data, especially useful in machine learning when features need to be on a similar scale for better model performance.</text:p>
        </text:list-item>
        <text:list-item>
          <text:p text:style-name="P45"><text:span text:style-name="Strong_20_Emphasis">Comparing Different Datasets</text:span>: Z-scores allow comparison of data points across different <text:soft-page-break/>datasets with varying means and standard deviations by providing a relative score.</text:p>
        </text:list-item>
        <text:list-item>
          <text:p text:style-name="P45"><text:span text:style-name="Strong_20_Emphasis">Detecting Outliers</text:span>: Z-scores help identify potential outliers by highlighting data points far from the mean, which can inform cleaning or preprocessing steps.</text:p>
        </text:list-item>
        <text:list-item>
          <text:p text:style-name="P17"><text:span text:style-name="Strong_20_Emphasis">Probability and Percentiles</text:span>: In normally distributed data, z-scores correspond to probabilities, helping determine the likelihood of a data point occurring within a certain range.</text:p>
        </text:list-item>
      </text:list>
      <text:h text:style-name="Heading_20_3" text:outline-level="3">Example of Z-Score in Use</text:h>
      <text:p text:style-name="Text_20_body">If we have a dataset of test scores with a mean of 70 and a standard deviation of 10, a score of 85 would have a z-score of:</text:p>
      <text:p text:style-name="Standard"/>
      <text:p text:style-name="Standard"><draw:frame draw:style-name="fr1" draw:name="Object2" text:anchor-type="as-char" svg:y="-0.2437in" svg:width="1.1661in" svg:height="0.3929in" draw:z-index="1"><draw:object xlink:href="./Object 2" xlink:type="simple" xlink:show="embed" xlink:actuate="onLoad"/><draw:image xlink:href="./ObjectReplacements/Object 2" xlink:type="simple" xlink:show="embed" xlink:actuate="onLoad"/></draw:frame></text:p>
      <text:p text:style-name="Standard"/>
      <text:p text:style-name="Text_20_body">This means the score of 85 is 1.5 standard deviations above the mean, positioning it higher than the average in the context of the dataset.</text:p>
      <text:p text:style-name="Text_20_body">In summary, the z-score is an essential tool in data science for standardizing, comparing, and understanding the relative positioning of data points within a datase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In data science, <text:span text:style-name="Strong_20_Emphasis">measures of shape</text:span>—namely <text:span text:style-name="Strong_20_Emphasis">skewness</text:span> and <text:span text:style-name="Strong_20_Emphasis">kurtosis</text:span>—describe the distributional shape of a dataset, helping us understand how data values are spread and how they deviate from a normal distribution. Let’s dive into each:</text:p>
      <text:h text:style-name="Heading_20_3" text:outline-level="3"><text:soft-page-break/>1. <text:span text:style-name="Strong_20_Emphasis">Skewness</text:span></text:h>
      <text:list xml:id="list4682707563601313861" text:style-name="L17">
        <text:list-item>
          <text:p text:style-name="P46"><text:span text:style-name="Strong_20_Emphasis">Definition</text:span>: Skewness quantifies the <text:span text:style-name="Strong_20_Emphasis">asymmetry</text:span> of a distribution around its mean. It tells us whether data points are more concentrated on one side of the mean than the other.</text:p>
        </text:list-item>
        <text:list-item>
          <text:p text:style-name="P46"><text:span text:style-name="Strong_20_Emphasis">Interpretation</text:span>:</text:p>
          <text:list>
            <text:list-item>
              <text:p text:style-name="P46"><text:span text:style-name="Strong_20_Emphasis">Zero Skewness</text:span>: A skewness of 0 indicates a perfectly symmetrical distribution (like the normal distribution).</text:p>
            </text:list-item>
            <text:list-item>
              <text:p text:style-name="P46"><text:span text:style-name="Strong_20_Emphasis">Positive Skewness</text:span>: A positive skew (right-skewed) indicates that the tail on the right side of the distribution is longer or fatter. In such a distribution, the mean is usually greater than the median.</text:p>
            </text:list-item>
            <text:list-item>
              <text:p text:style-name="P46"><text:span text:style-name="Strong_20_Emphasis">Negative Skewness</text:span>: A negative skew (left-skewed) indicates that the tail on the left side of the distribution is longer or fatter, with the mean generally less than the median.</text:p>
            </text:list-item>
          </text:list>
        </text:list-item>
        <text:list-item>
          <text:p text:style-name="P18"><text:span text:style-name="Strong_20_Emphasis">Use in Data Analysis</text:span>: Skewness helps in understanding the direction of the data tail and is useful when deciding on data transformations or interpreting the mean and median.</text:p>
        </text:list-item>
      </text:list>
      <text:p text:style-name="Text_20_body"><text:span text:style-name="Strong_20_Emphasis">Example</text:span>: Income distributions are often right-skewed because a small number of individuals have very high incomes, pulling the tail to the right.</text:p>
      <text:h text:style-name="Heading_20_3" text:outline-level="3">2. <text:span text:style-name="Strong_20_Emphasis">Kurtosis</text:span></text:h>
      <text:list xml:id="list6412655897176215465" text:style-name="L18">
        <text:list-item>
          <text:p text:style-name="P47"><text:span text:style-name="Strong_20_Emphasis">Definition</text:span>: Kurtosis measures the <text:span text:style-name="Strong_20_Emphasis">tailedness</text:span> or <text:span text:style-name="Strong_20_Emphasis">peakedness</text:span> of a distribution, indicating the presence of extreme values or outliers.</text:p>
        </text:list-item>
        <text:list-item>
          <text:p text:style-name="P47"><text:span text:style-name="Strong_20_Emphasis">Types of Kurtosis</text:span>:</text:p>
          <text:list>
            <text:list-item>
              <text:p text:style-name="P47"><text:span text:style-name="Strong_20_Emphasis">Mesokurtic (Kurtosis ≈ 3)</text:span>: This is the kurtosis of a normal distribution and represents a moderate level of outliers.</text:p>
            </text:list-item>
            <text:list-item>
              <text:p text:style-name="P47"><text:span text:style-name="Strong_20_Emphasis">Leptokurtic (Kurtosis &gt; 3)</text:span>: A leptokurtic distribution has a sharp peak and fatter tails, indicating more outliers. It implies a higher likelihood of extreme values.</text:p>
            </text:list-item>
            <text:list-item>
              <text:p text:style-name="P47"><text:span text:style-name="Strong_20_Emphasis">Platykurtic (Kurtosis &lt; 3)</text:span>: A platykurtic distribution has a flatter peak and thinner tails, indicating fewer outliers and more data close to the mean.</text:p>
            </text:list-item>
          </text:list>
        </text:list-item>
        <text:list-item>
          <text:p text:style-name="P19"><text:span text:style-name="Strong_20_Emphasis">Use in Data Analysis</text:span>: Kurtosis is important when assessing the risk of extreme values in financial data or when determining the suitability of statistical models that assume normality.</text:p>
        </text:list-item>
      </text:list>
      <text:p text:style-name="Text_20_body"><text:span text:style-name="Strong_20_Emphasis">Example</text:span>: Financial returns often have high kurtosis (leptokurtic) because they are prone to occasional extreme gains or losses.</text:p>
      <text:h text:style-name="Heading_20_3" text:outline-level="3">Summary of Shape Measures:</text:h>
      <text:list xml:id="list4538626861988950583" text:style-name="L19">
        <text:list-item>
          <text:p text:style-name="P48"><text:span text:style-name="Strong_20_Emphasis">Skewness</text:span>: Measures asymmetry (right or left skew). Helps understand the balance of data around the mean.</text:p>
        </text:list-item>
        <text:list-item>
          <text:p text:style-name="P20"><text:span text:style-name="Strong_20_Emphasis">Kurtosis</text:span>: Measures tailedness (frequency of outliers). High kurtosis suggests frequent extreme values, while low kurtosis suggests data close to the mean.</text:p>
        </text:list-item>
      </text:list>
      <text:p text:style-name="Text_20_body">Both <text:span text:style-name="Strong_20_Emphasis">skewness</text:span> and <text:span text:style-name="Strong_20_Emphasis">kurtosis</text:span> provide crucial insights into the distributional characteristics of a dataset, aiding decisions in model selection, transformation, and interpretation of central tendency and variability.</text:p>
      <text:p text:style-name="Standard"/>
      <text:p text:style-name="P1">CI=xˉ±Z⋅n​σ​ </text:p>
      <text:p text:style-name="Standard"/>
      <text:p text:style-name="Standard"/>
      <text:p text:style-name="Standard"><text:soft-page-break/></text:p>
      <text:p text:style-name="Text_20_body">In <text:span text:style-name="Strong_20_Emphasis">inferential statistics</text:span>, the focus shifts from merely describing data to making inferences and predictions about a population based on a sample. This involves several core techniques and concepts:</text:p>
      <text:h text:style-name="Heading_20_3" text:outline-level="3">1. <text:span text:style-name="Strong_20_Emphasis">Sampling</text:span></text:h>
      <text:list xml:id="list8687020068852736647" text:style-name="L20">
        <text:list-item>
          <text:p text:style-name="P49"><text:span text:style-name="Strong_20_Emphasis">Definition</text:span>: Sampling is the process of selecting a subset (sample) from a larger group (population) to make inferences about the whole population.</text:p>
        </text:list-item>
        <text:list-item>
          <text:p text:style-name="P49"><text:span text:style-name="Strong_20_Emphasis">Types of Sampling</text:span>:</text:p>
          <text:list>
            <text:list-item>
              <text:p text:style-name="P49"><text:span text:style-name="Strong_20_Emphasis">Random Sampling</text:span>: Every member of the population has an equal chance of being selected, minimizing bias.</text:p>
            </text:list-item>
            <text:list-item>
              <text:p text:style-name="P49"><text:span text:style-name="Strong_20_Emphasis">Stratified Sampling</text:span>: The population is divided into subgroups (strata), and random samples are drawn from each stratum. This ensures representation across key characteristics.</text:p>
            </text:list-item>
            <text:list-item>
              <text:p text:style-name="P49"><text:span text:style-name="Strong_20_Emphasis">Systematic Sampling</text:span>: Selecting every nth member from a list.</text:p>
            </text:list-item>
          </text:list>
        </text:list-item>
        <text:list-item>
          <text:p text:style-name="P21"><text:span text:style-name="Strong_20_Emphasis">Importance</text:span>: Proper sampling is crucial because a well-selected sample can reflect the population accurately, making the conclusions more reliable. Inferential techniques depend on the sample representing the broader population.</text:p>
        </text:list-item>
      </text:list>
      <text:h text:style-name="Heading_20_3" text:outline-level="3">2. <text:span text:style-name="Strong_20_Emphasis">Hypothesis Testing</text:span></text:h>
      <text:list xml:id="list7104274843987882909" text:style-name="L21">
        <text:list-item>
          <text:p text:style-name="P50"><text:span text:style-name="Strong_20_Emphasis">Definition</text:span>: Hypothesis testing is a method for making decisions about a population parameter based on sample data. It helps determine if observed effects in data are statistically significant or likely due to random chance.</text:p>
        </text:list-item>
        <text:list-item>
          <text:p text:style-name="P50"><text:span text:style-name="Strong_20_Emphasis">Steps in Hypothesis Testing</text:span>:</text:p>
          <text:list>
            <text:list-item>
              <text:p text:style-name="P50"><text:span text:style-name="Strong_20_Emphasis">Define Hypotheses</text:span>:</text:p>
              <text:list>
                <text:list-item>
                  <text:p text:style-name="P50"><text:span text:style-name="Strong_20_Emphasis">Null Hypothesis (H₀)</text:span>: The default assumption (e.g., no effect or no difference).</text:p>
                </text:list-item>
                <text:list-item>
                  <text:p text:style-name="P50"><text:span text:style-name="Strong_20_Emphasis">Alternative Hypothesis (H₁)</text:span>: The opposite of the null, suggesting an effect or difference.</text:p>
                </text:list-item>
              </text:list>
            </text:list-item>
            <text:list-item>
              <text:p text:style-name="P50"><text:span text:style-name="Strong_20_Emphasis">Set Significance Level (α)</text:span>: Commonly set at 0.05, this is the threshold for determining statistical significance.</text:p>
            </text:list-item>
            <text:list-item>
              <text:p text:style-name="P50"><text:span text:style-name="Strong_20_Emphasis">Calculate Test Statistic</text:span>: Using formulas specific to the test (e.g., z-test, t-test).</text:p>
            </text:list-item>
            <text:list-item>
              <text:p text:style-name="P50"><text:span text:style-name="Strong_20_Emphasis">Decision</text:span>: Compare the test statistic to critical values or calculate the p-value. If the p-value is less than α, we reject the null hypothesis.</text:p>
            </text:list-item>
          </text:list>
        </text:list-item>
        <text:list-item>
          <text:p text:style-name="P50"><text:span text:style-name="Strong_20_Emphasis">Types of Tests</text:span>:</text:p>
          <text:list>
            <text:list-item>
              <text:p text:style-name="P50"><text:span text:style-name="Strong_20_Emphasis">Z-test</text:span>: Used for large samples or when the population standard deviation is known.</text:p>
            </text:list-item>
            <text:list-item>
              <text:p text:style-name="P50"><text:span text:style-name="Strong_20_Emphasis">T-test</text:span>: Used for smaller samples when the population standard deviation is unknown.</text:p>
            </text:list-item>
            <text:list-item>
              <text:p text:style-name="P50"><text:span text:style-name="Strong_20_Emphasis">Chi-square Test</text:span>: Used for categorical data to assess the association between variables.</text:p>
            </text:list-item>
            <text:list-item>
              <text:p text:style-name="P50"><text:span text:style-name="Strong_20_Emphasis">ANOVA</text:span>: Compares means across multiple groups.</text:p>
            </text:list-item>
          </text:list>
        </text:list-item>
        <text:list-item>
          <text:p text:style-name="P22"><text:span text:style-name="Strong_20_Emphasis">Example</text:span>: Testing if a new drug is effective. We set up a null hypothesis stating there is no effect, and if the results show statistical significance, we reject this and infer the drug has an effect.</text:p>
        </text:list-item>
      </text:list>
      <text:h text:style-name="Heading_20_3" text:outline-level="3">3. <text:span text:style-name="Strong_20_Emphasis">Confidence Interval</text:span></text:h>
      <text:list xml:id="list8270798740138978804" text:style-name="L22">
        <text:list-item>
          <text:p text:style-name="P51"><text:span text:style-name="Strong_20_Emphasis">Definition</text:span>: A confidence interval (CI) is a range of values, derived from the sample data, that is likely to contain the true population parameter with a certain level of confidence (often 95%).</text:p>
        </text:list-item>
        <text:list-item>
          <text:p text:style-name="P51"><text:soft-page-break/><text:span text:style-name="Strong_20_Emphasis">Interpretation</text:span>: A 95% confidence interval, for example, means that if we took multiple samples, 95% of them would yield intervals that contain the population parameter.</text:p>
        </text:list-item>
        <text:list-item>
          <text:p text:style-name="P23"><text:span text:style-name="Strong_20_Emphasis">Calculation</text:span>: Confidence intervals are calculated using the sample mean, standard error, and a critical value from the normal or t-distribution (depending on sample size and whether the population standard deviation is known).</text:p>
        </text:list-item>
      </text:list>
      <text:p text:style-name="Standard"/>
      <text:p text:style-name="Standard"/>
      <text:p text:style-name="Standard"/>
      <text:p text:style-name="Standard"/>
      <text:list xml:id="list5598342628833952033" text:style-name="L23">
        <text:list-item>
          <text:p text:style-name="P52">where <text:span text:style-name="T1">xˉ\bar{x}xˉ i</text:span>s the sample mean, Z is the critical value (e.g., 1.96 for 95% confidence in a z-distribution), σ sigma is the standard deviation, and n is the sample size.</text:p>
        </text:list-item>
        <text:list-item>
          <text:p text:style-name="P52"><text:span text:style-name="Strong_20_Emphasis">Usage</text:span>: Confidence intervals give an estimated range for parameters like the population mean, offering a sense of precision and reliability in the estimate.</text:p>
        </text:list-item>
        <text:list-item>
          <text:p text:style-name="P24"><text:span text:style-name="Strong_20_Emphasis">Example</text:span>: If a survey finds an average income of $50,000 with a 95% CI of $47,000 to $53,000, we are 95% confident that the true average income for the population is within that range.</text:p>
        </text:list-item>
      </text:list>
      <text:h text:style-name="Heading_20_3" text:outline-level="3">Summary:</text:h>
      <text:p text:style-name="Text_20_body">In <text:span text:style-name="Strong_20_Emphasis">inferential statistics</text:span>:</text:p>
      <text:list xml:id="list9114025684043405776" text:style-name="L24">
        <text:list-item>
          <text:p text:style-name="P53"><text:span text:style-name="Strong_20_Emphasis">Sampling</text:span> ensures the representativeness of the data to make broader population inferences.</text:p>
        </text:list-item>
        <text:list-item>
          <text:p text:style-name="P53"><text:span text:style-name="Strong_20_Emphasis">Hypothesis Testing</text:span> allows us to test assumptions about population parameters.</text:p>
        </text:list-item>
        <text:list-item>
          <text:p text:style-name="P25"><text:span text:style-name="Strong_20_Emphasis">Confidence Intervals</text:span> provide a range in which we expect the population parameter to fall, giving insights into the precision of our estimates.</text:p>
        </text:list-item>
      </text:list>
      <text:p text:style-name="Text_20_body">These techniques are essential in data science for drawing conclusions and making predictions beyond the data at hand, giving insights that can be generalized to the larger populat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Text_20_body">In Python's <text:span text:style-name="Source_20_Text">statistics</text:span> library, <text:span text:style-name="Source_20_Text">statistics.variance()</text:span> and <text:span text:style-name="Source_20_Text">statistics.pvariance()</text:span> both calculate the variance of a dataset, but they differ in terms of <text:span text:style-name="Strong_20_Emphasis">whether they treat the dataset as a sample or as the entire population</text:span>:</text:p>
      <text:h text:style-name="Heading_20_3" text:outline-level="3">1. <text:span text:style-name="Strong_20_Emphasis"><text:span text:style-name="Source_20_Text">statistics.variance()</text:span></text:span></text:h>
      <text:list xml:id="list8790994090023083238" text:style-name="L25">
        <text:list-item>
          <text:p text:style-name="P54"><text:span text:style-name="Strong_20_Emphasis">Definition</text:span>: This function calculates the <text:span text:style-name="Strong_20_Emphasis">sample variance</text:span>. It assumes the data provided represents a sample from a larger population.</text:p>
        </text:list-item>
        <text:list-item>
          <text:p text:style-name="P26"><text:span text:style-name="Strong_20_Emphasis">Formula</text:span>: The sample variance formula divides by n−1n - 1n−1 (where nnn is the number of data points). This adjustment is called <text:span text:style-name="Strong_20_Emphasis">Bessel's correction</text:span>, and it compensates for the bias in the estimation of the population variance from a sample.</text:p>
        </text:list-item>
      </text:list>
      <text:p text:style-name="Standard"/>
      <text:list xml:id="list4858205508395412818" text:style-name="L26">
        <text:list-item>
          <text:p text:style-name="P55">Sample Variance=∑(xi−xˉ)2n−1\text{Sample Variance} = \frac{\sum (x_i - \bar{x})^2}{n - 1}Sample Variance=n−1∑(xi​−xˉ)2​</text:p>
        </text:list-item>
        <text:list-item>
          <text:p text:style-name="P27"><text:span text:style-name="Strong_20_Emphasis">Use Case</text:span>: Use <text:span text:style-name="Source_20_Text">statistics.variance()</text:span> when working with a <text:span text:style-name="Strong_20_Emphasis">sample</text:span> of data rather than the entire population.</text:p>
        </text:list-item>
      </text:list>
      <text:h text:style-name="Heading_20_3" text:outline-level="3">2. <text:span text:style-name="Strong_20_Emphasis"><text:span text:style-name="Source_20_Text">statistics.pvariance()</text:span></text:span></text:h>
      <text:list xml:id="list2774383872507723405" text:style-name="L27">
        <text:list-item>
          <text:p text:style-name="P56"><text:span text:style-name="Strong_20_Emphasis">Definition</text:span>: This function calculates the <text:span text:style-name="Strong_20_Emphasis">population variance</text:span>. It assumes the data provided represents the <text:span text:style-name="Strong_20_Emphasis">entire population</text:span>, not just a sample.</text:p>
        </text:list-item>
        <text:list-item>
          <text:p text:style-name="P56"><text:span text:style-name="Strong_20_Emphasis">Formula</text:span>: The population variance formula divides by nnn, without Bessel's correction. Population Variance=∑(xi−xˉ)2n\text{Population Variance} = \frac{\sum (x_i - \bar{x})^2}{n}Population Variance=n∑(xi​−xˉ)2​</text:p>
        </text:list-item>
        <text:list-item>
          <text:p text:style-name="P28"><text:span text:style-name="Strong_20_Emphasis">Use Case</text:span>: Use <text:span text:style-name="Source_20_Text">statistics.pvariance()</text:span> when you have data for the <text:span text:style-name="Strong_20_Emphasis">entire population</text:span> and don’t need to correct for sample bias.</text:p>
        </text:list-item>
      </text:list>
      <text:p text:style-name="Standard"/>
      <text:h text:style-name="Heading_20_3" text:outline-level="3">Summary:</text:h>
      <text:list xml:id="list9070877257243766513" text:style-name="L28">
        <text:list-item>
          <text:p text:style-name="P57"><text:span text:style-name="Strong_20_Emphasis"><text:span text:style-name="Source_20_Text">variance()</text:span></text:span>: Computes <text:span text:style-name="Strong_20_Emphasis">sample variance</text:span> (divides by n−1n - 1n−1) for data assumed to be a sample.</text:p>
        </text:list-item>
        <text:list-item>
          <text:p text:style-name="P29"><text:span text:style-name="Strong_20_Emphasis"><text:span text:style-name="Source_20_Text">pvariance()</text:span></text:span>: Computes <text:span text:style-name="Strong_20_Emphasis">population variance</text:span> (divides by nnn) for data assumed to represent the entire population.</text:p>
        </text:list-item>
      </text:list>
      <text:p text:style-name="Text_20_body">Use <text:span text:style-name="Source_20_Text">variance()</text:span> for samples and <text:span text:style-name="Source_20_Text">pvariance()</text:span> for populations to get accurate variance calculations in each context.</text:p>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kram MTir</meta:initial-creator>
    <meta:creation-date>2024-10-29T22:11:48.76</meta:creation-date>
    <dc:date>2024-10-29T22:41:22.39</dc:date>
    <dc:creator>Akram MTir</dc:creator>
    <meta:editing-duration>PT11M23S</meta:editing-duration>
    <meta:editing-cycles>2</meta:editing-cycles>
    <meta:generator>OpenOffice/4.1.11$Win32 OpenOffice.org_project/4111m1$Build-9808</meta:generator>
    <meta:document-statistic meta:table-count="0" meta:image-count="0" meta:object-count="2" meta:page-count="10" meta:paragraph-count="174" meta:word-count="2844" meta:character-count="17510"/>
  </office:meta>
</office:document-meta>
</file>

<file path=Object 1/content.xml><?xml version="1.0" encoding="utf-8"?>
<math xmlns="http://www.w3.org/1998/Math/MathML">
  <semantics>
    <mrow>
      <mrow>
        <mi>z</mi>
        <mo stretchy="false">=</mo>
        <mfrac>
          <mrow>
            <mi>x</mi>
            <mi>−</mi>
            <mi>μ</mi>
          </mrow>
          <mrow>
            <mi>σ</mi>
          </mrow>
        </mfrac>
      </mrow>
      <mi>​</mi>
    </mrow>
    <annotation encoding="StarMath 5.0">z= {x−μ} over {σ} 
​
</annotation>
  </semantics>
</math>
</file>

<file path=Object 2/content.xml><?xml version="1.0" encoding="utf-8"?>
<math xmlns="http://www.w3.org/1998/Math/MathML">
  <semantics>
    <mrow>
      <mrow>
        <mrow>
          <mi>z</mi>
          <mo stretchy="false">=</mo>
          <mfrac>
            <mrow>
              <mn>85</mn>
              <mi>−</mi>
              <mn>70</mn>
            </mrow>
            <mrow>
              <mn>10</mn>
            </mrow>
          </mfrac>
        </mrow>
        <mo stretchy="false">=</mo>
        <mn>1.5</mn>
      </mrow>
    </mrow>
    <annotation encoding="StarMath 5.0">z= {85−70} over {10} = 1.5 </annotation>
  </semantics>
</math>
</file>